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tnetResource.setPublic( Boolean aPubl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Resource.getParameters( Project p , NetCommand command , boolean csharpSty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otnetResource.addFileset( FileSet fil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Resourc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Resource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Resource.hasFiles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Resource.setNamespace( String namespa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tnetResource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Resource.checkParameter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tnetResource.isEmb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Resource.setEmbed( boolean emb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Resource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Resour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netResource.getParameter( String fileName , String name , boolean csharpStyl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otnetResource.getPubl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